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692f2" officeooo:paragraph-rsid="000692f2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ru" fo:country="RU" officeooo:rsid="000692f2" officeooo:paragraph-rsid="000692f2"/>
    </style:style>
    <style:style style:name="P7" style:family="paragraph" style:parent-style-name="Standard">
      <style:text-properties fo:language="en" fo:country="US" officeooo:rsid="000692f2" officeooo:paragraph-rsid="000692f2"/>
    </style:style>
    <style:style style:name="P8" style:family="paragraph" style:parent-style-name="Text_20_body">
      <style:text-properties fo:language="ru" fo:country="RU" officeooo:rsid="000692f2" officeooo:paragraph-rsid="000692f2"/>
    </style:style>
    <style:style style:name="P9" style:family="paragraph" style:parent-style-name="Standard">
      <style:text-properties officeooo:paragraph-rsid="000692f2"/>
    </style:style>
    <style:style style:name="P10" style:family="paragraph" style:parent-style-name="Text_20_body">
      <style:text-properties officeooo:paragraph-rsid="000692f2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paragraph-properties fo:margin-left="0in" fo:margin-right="0in" fo:text-indent="0in" style:auto-text-indent="false"/>
    </style:style>
    <style:style style:name="P13" style:family="paragraph" style:parent-style-name="Heading_20_3">
      <style:text-properties officeooo:rsid="000702f4" officeooo:paragraph-rsid="000702f4"/>
    </style:style>
    <style:style style:name="P14" style:family="paragraph" style:parent-style-name="Standard">
      <style:text-properties fo:language="ru" fo:country="RU" officeooo:rsid="000702f4" officeooo:paragraph-rsid="000702f4"/>
    </style:style>
    <style:style style:name="P15" style:family="paragraph" style:parent-style-name="Standard">
      <style:text-properties fo:language="en" fo:country="US" officeooo:rsid="00087013" officeooo:paragraph-rsid="00087013"/>
    </style:style>
    <style:style style:name="P16" style:family="paragraph" style:parent-style-name="Standard">
      <style:text-properties fo:language="ru" fo:country="RU" officeooo:rsid="00087013" officeooo:paragraph-rsid="00087013"/>
    </style:style>
    <style:style style:name="P17" style:family="paragraph" style:parent-style-name="Standard">
      <style:text-properties officeooo:paragraph-rsid="00087013"/>
    </style:style>
    <style:style style:name="P18" style:family="paragraph" style:parent-style-name="Standard">
      <style:text-properties style:text-underline-style="solid" style:text-underline-width="auto" style:text-underline-color="font-color" officeooo:paragraph-rsid="00087013"/>
    </style:style>
    <style:style style:name="P19" style:family="paragraph" style:parent-style-name="Heading_20_3">
      <style:text-properties officeooo:paragraph-rsid="0009df1f"/>
    </style:style>
    <style:style style:name="P20" style:family="paragraph" style:parent-style-name="Standard">
      <style:text-properties fo:language="ru" fo:country="RU" officeooo:rsid="0009df1f"/>
    </style:style>
    <style:style style:name="P21" style:family="paragraph" style:parent-style-name="Standard">
      <style:text-properties fo:language="en" fo:country="US" officeooo:rsid="0009df1f" officeooo:paragraph-rsid="0009df1f"/>
    </style:style>
    <style:style style:name="P22" style:family="paragraph" style:parent-style-name="Standard">
      <style:text-properties fo:language="ru" fo:country="RU" officeooo:rsid="0009df1f" officeooo:paragraph-rsid="0009df1f"/>
    </style:style>
    <style:style style:name="P23" style:family="paragraph" style:parent-style-name="Standard">
      <style:text-properties fo:language="ru" fo:country="RU" officeooo:rsid="0009e22c" officeooo:paragraph-rsid="0009e22c"/>
    </style:style>
    <style:style style:name="P24" style:family="paragraph" style:parent-style-name="Standard">
      <style:text-properties fo:language="en" fo:country="US" officeooo:rsid="0009e22c" officeooo:paragraph-rsid="0009e22c"/>
    </style:style>
    <style:style style:name="P25" style:family="paragraph" style:parent-style-name="Standard">
      <style:text-properties fo:language="en" fo:country="US" officeooo:rsid="000ac33d" officeooo:paragraph-rsid="000ac33d"/>
    </style:style>
    <style:style style:name="P26" style:family="paragraph" style:parent-style-name="Standard">
      <style:text-properties fo:language="ru" fo:country="RU" officeooo:rsid="000ac33d" officeooo:paragraph-rsid="000ac33d"/>
    </style:style>
    <style:style style:name="T1" style:family="text">
      <style:text-properties officeooo:rsid="000692f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92f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692f2"/>
    </style:style>
    <style:style style:name="T6" style:family="text">
      <style:text-properties fo:language="ru" fo:country="RU" fo:font-weight="bold" officeooo:rsid="000692f2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ru" fo:country="RU" officeooo:rsid="0009df1f"/>
    </style:style>
    <style:style style:name="T10" style:family="text">
      <style:text-properties officeooo:rsid="000c6ec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рмины <text:span text:style-name="T1">(почти своими словами)</text:span></text:p>
      <text:p text:style-name="P2">* = <text:span text:style-name="T2">ctrl c, ctrl v</text:span></text:p>
      <text:p text:style-name="P3"/>
      <text:h text:style-name="P4" text:outline-level="3"><text:span text:style-name="T3">*</text:span>1. Управление IT (IT Management)</text:h>
      <text:p text:style-name="P5">IT-IL <text:span text:style-name="T4">(Библиотека айти инфраструктуры) - куча книг и всякой информации о том как управлять айти услугами, действовать при сбоях, что делать если произойдет такой то случай чтобы компания теряла как можно меньше времени и денег на починку или какое либо решение.</text:span></text:p>
      <text:p text:style-name="P3"/>
      <text:p text:style-name="P6"><text:span text:style-name="T2">V</text:span>(ПОМОЩЬ)<text:span text:style-name="T2">V</text:span></text:p>
      <text:p text:style-name="P5">Help Desk – <text:span text:style-name="T4">это отдел или система которая работает для починки или фикса чего либо, мышки, принтеры, программы там и тд.</text:span></text:p>
      <text:p text:style-name="P3"/>
      <text:p text:style-name="P7">V(<text:span text:style-name="T4">ОБСЛУЖИВАНИЕ</text:span>)V</text:p>
      <text:p text:style-name="P5">Service Desk – <text:span text:style-name="T4">включает в себя некоторые функции </text:span>Help Desk, <text:span text:style-name="T4">а также отвечает за запросы по доступу и заказу новых вещей и другое обслуживание, например информирование пользователей.</text:span></text:p>
      <text:p text:style-name="P3"/>
      <text:h text:style-name="P4" text:outline-level="3"><text:span text:style-name="T3">*</text:span>2. Структура организации (на примере ВУЗа)</text:h>
      <text:p text:style-name="P8"><text:span text:style-name="Strong_20_Emphasis"><text:span text:style-name="Strong_20_Emphasis"><text:span text:style-name="T2">*</text:span></text:span></text:span><text:span text:style-name="Strong_20_Emphasis">Структура ЧГУ</text:span><text:line-break/><text:span text:style-name="T2">*</text:span>Это иерархия университета. Обычно во главе стоит Ректор, далее проректоры по направлениям (наука, учеба, цифровизация). В структуру входят факультеты, институты, кафедры и <text:span text:style-name="Strong_20_Emphasis">управления</text:span> (административно-хозяйственные отделы).</text:p>
      <text:p text:style-name="P9"><text:span text:style-name="T5">УИТ (</text:span><text:span text:style-name="T6">У</text:span><text:span text:style-name="T5">правление </text:span><text:span text:style-name="T6">И</text:span><text:span text:style-name="T5">нформа</text:span><text:span text:style-name="T6">Т</text:span><text:span text:style-name="T5">изации) в ЧГУ — главное </text:span><text:span text:style-name="T3">IT </text:span><text:span text:style-name="T5">подразделение университета, они обеспечивают работу интернета, поддерживают сайт вуза, </text:span>личные кабинеты студентов и преподавателей, закупают компьютеры, следят за безопасностью данных и внедряют новые цифровые сервисы (например, электронное расписание). </text:p>
      <text:p text:style-name="P9"/>
      <text:p text:style-name="P10"><text:span text:style-name="Strong_20_Emphasis"><text:span text:style-name="T1">*</text:span></text:span><text:span text:style-name="Strong_20_Emphasis">Информационные системы (ИС)</text:span><text:line-break/><text:span text:style-name="T1">*</text:span>Это не просто программа, а совокупность:</text:p>
      <text:list text:style-name="L1">
        <text:list-item>
          <text:p text:style-name="P11"><text:span text:style-name="Strong_20_Emphasis">Оборудования</text:span> (серверы, ПК).</text:p>
        </text:list-item>
        <text:list-item>
          <text:p text:style-name="P11"><text:span text:style-name="Strong_20_Emphasis">Программ</text:span> (Windows, 1C, базы данных).</text:p>
        </text:list-item>
        <text:list-item>
          <text:p text:style-name="P11"><text:span text:style-name="Strong_20_Emphasis">Данных</text:span> (списки студентов, оценки).</text:p>
        </text:list-item>
        <text:list-item>
          <text:p text:style-name="P11"><text:span text:style-name="Strong_20_Emphasis">Людей</text:span>, которые этим пользуются.</text:p>
        </text:list-item>
      </text:list>
      <text:list text:style-name="L2">
        <text:list-item>
          <text:p text:style-name="P12"><text:span text:style-name="T7">Пример:</text:span> "Личный кабинет студента" — это информационная система.</text:p>
        </text:list-item>
      </text:list>
      <text:h text:style-name="P13" text:outline-level="3">*3. Техническая поддержка</text:h>
      <text:p text:style-name="P14"><text:s text:c="3"/><text:span text:style-name="T2">1 </text:span>Линия — младшие специалисты которые по скрипту решают проблемы принимая звонки и заявки.</text:p>
      <text:p text:style-name="P14"><text:s text:c="3"/><text:span text:style-name="T2">2 </text:span>Линия — опытные специалисты которые решают тех проблемы, которые 1 линия не смогла решить. У них больше прав, могут заходить на сервера и тд.</text:p>
      <text:p text:style-name="P14"/>
      <text:h text:style-name="P13" text:outline-level="3"><text:soft-page-break/>*4. Разработка ПО: Модули и Код</text:h>
      <text:p text:style-name="P14">Программные модули — это функции которые выполняют свою задачу, когда их зовёшь. Они помогают с тем чтобы люди писали более короткий код используя то что уже придумали.</text:p>
      <text:p text:style-name="P15"/>
      <text:p text:style-name="P16">Требования программных модулей — требует входные данные, выдает выходные данные, ограничения это то как быстро он должен работать.</text:p>
      <text:p text:style-name="P16"/>
      <text:p text:style-name="P16"><text:span text:style-name="Strong_20_Emphasis">Тестовые пакеты наборов модулей (Test Suites)</text:span> — это набор <text:span text:style-name="T2">unit </text:span>тестов, которые проверяют программу на правильно ли все работает.</text:p>
      <text:p text:style-name="P16"/>
      <text:p text:style-name="P16"><text:span text:style-name="Strong_20_Emphasis">Стандарты кодирования (Coding Standards)</text:span> — это правила команды по оформлению кода, например юзать <text:span text:style-name="T2">snake_case </text:span>или <text:span text:style-name="T2">camelCase </text:span>или <text:span text:style-name="T2">PascalCase.</text:span></text:p>
      <text:p text:style-name="P17"><text:a xlink:type="simple" xlink:href="https://en.wikipedia.org/wiki/Systems_development_life_cycle" office:target-frame-name="_self" xlink:show="replace" text:style-name="Internet_20_link" text:visited-style-name="Visited_20_Internet_20_Link"><text:span text:style-name="T8"/></text:a></text:p>
      <text:p text:style-name="P18"/>
      <text:h text:style-name="P19" text:outline-level="3">5. Процесс разработки (SDLC - <text:a xlink:type="simple" xlink:href="https://en.wikipedia.org/wiki/Systems_development_life_cycle" office:target-frame-name="_self" xlink:show="replace" text:style-name="Internet_20_link" text:visited-style-name="Visited_20_Internet_20_Link"><text:span text:style-name="T8">Systems development life cycle</text:span></text:a>)</text:h>
      <text:p text:style-name="Standard"><text:span text:style-name="Strong_20_Emphasis">Модели разработки ПО</text:span> – <text:span text:style-name="T9">это готовые варианты как разработать программу.</text:span></text:p>
      <text:p text:style-name="P20"/>
      <text:p text:style-name="P21">Waterfall – <text:span text:style-name="T4">всё делаеться по этапам и незя вернуться назад.</text:span></text:p>
      <text:p text:style-name="P21">Agile – <text:span text:style-name="T4">это гибкая модель использующая спринты (делать по чуть чуть и показывать заказчику).</text:span></text:p>
      <text:p text:style-name="P21">V-Model – <text:span text:style-name="T4">как водопад но на каждом этапе пишется план тестирования нового что изобрели.</text:span></text:p>
      <text:p text:style-name="P22"/>
      <text:p text:style-name="P23"><text:span text:style-name="Strong_20_Emphasis">Подходы интегрирования</text:span> — это как собирать модули в одну систему.</text:p>
      <text:p text:style-name="P23"/>
      <text:p text:style-name="P24">Big Bang – <text:span text:style-name="T4">соеденить все вместе разом (часто приводит к каше и хаосу)</text:span></text:p>
      <text:p text:style-name="P23">Инкрементальный — собирать по чуть чуть сверху вниз главное → подглавное.</text:p>
      <text:p text:style-name="P23"/>
      <text:p text:style-name="P23"><text:span text:style-name="Strong_20_Emphasis">Верификация и Аттестация</text:span> </text:p>
      <text:p text:style-name="P25"/>
      <text:p text:style-name="P26">Верификация это делаем ли мы ПРАВИЛЬНО? <text:span text:style-name="T10">п</text:span>родукт.</text:p>
      <text:p text:style-name="P26">Валидация (Аттестация) это делаем ли мы ПРАВИЛЬНЫЙ? <text:span text:style-name="T10">п</text:span>родукт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7:54:11.703187700</meta:creation-date>
    <dc:date>2025-11-21T08:50:10.522274700</dc:date>
    <meta:editing-duration>PT45M34S</meta:editing-duration>
    <meta:editing-cycles>7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36" meta:word-count="435" meta:character-count="3091" meta:non-whitespace-character-count="2672"/>
  </office:meta>
</office:document-meta>
</file>